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114in" svg:y="0.3559in">
            <draw:object draw:notify-on-update-of-ranges="Sheet1.B4:Sheet1.B28 Sheet1.C3:Sheet1.C3 Sheet1.C4:Sheet1.C28 Sheet1.D3:Sheet1.D3 Sheet1.D4:Sheet1.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-opt for pr1002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Branch Depth</text:p>
          </table:table-cell>
          <table:table-cell office:value-type="string" calcext:value-type="string">
            <text:p>Start Road</text:p>
          </table:table-cell>
          <table:table-cell office:value-type="string" calcext:value-type="string">
            <text:p>Final Ro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en Time</text:p>
          </table:table-cell>
          <table:table-cell office:value-type="string" calcext:value-type="string">
            <text:p>2-Opt 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3745" calcext:value-type="float">
            <text:p>313745</text:p>
          </table:table-cell>
          <table:table-cell office:value-type="float" office:value="277766" calcext:value-type="float">
            <text:p>277766</text:p>
          </table:table-cell>
          <table:table-cell office:value-type="float" office:value="13.650785" calcext:value-type="float">
            <text:p>13.650785</text:p>
          </table:table-cell>
          <table:table-cell office:value-type="float" office:value="6.16567" calcext:value-type="float">
            <text:p>6.16567</text:p>
          </table:table-cell>
          <table:table-cell office:value-type="float" office:value="7.484971" calcext:value-type="float">
            <text:p>7.4849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5794" calcext:value-type="float">
            <text:p>315794</text:p>
          </table:table-cell>
          <table:table-cell office:value-type="float" office:value="279707" calcext:value-type="float">
            <text:p>279707</text:p>
          </table:table-cell>
          <table:table-cell office:value-type="float" office:value="16.466078" calcext:value-type="float">
            <text:p>16.466078</text:p>
          </table:table-cell>
          <table:table-cell office:value-type="float" office:value="8.366758" calcext:value-type="float">
            <text:p>8.366758</text:p>
          </table:table-cell>
          <table:table-cell office:value-type="float" office:value="8.099206" calcext:value-type="float">
            <text:p>8.0992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0967" calcext:value-type="float">
            <text:p>310967</text:p>
          </table:table-cell>
          <table:table-cell office:value-type="float" office:value="280501" calcext:value-type="float">
            <text:p>280501</text:p>
          </table:table-cell>
          <table:table-cell office:value-type="float" office:value="18.268546" calcext:value-type="float">
            <text:p>18.268546</text:p>
          </table:table-cell>
          <table:table-cell office:value-type="float" office:value="10.786253" calcext:value-type="float">
            <text:p>10.786253</text:p>
          </table:table-cell>
          <table:table-cell office:value-type="float" office:value="7.482183" calcext:value-type="float">
            <text:p>7.4821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2701" calcext:value-type="float">
            <text:p>312701</text:p>
          </table:table-cell>
          <table:table-cell office:value-type="float" office:value="278788" calcext:value-type="float">
            <text:p>278788</text:p>
          </table:table-cell>
          <table:table-cell office:value-type="float" office:value="19.985237" calcext:value-type="float">
            <text:p>19.985237</text:p>
          </table:table-cell>
          <table:table-cell office:value-type="float" office:value="12.410484" calcext:value-type="float">
            <text:p>12.410484</text:p>
          </table:table-cell>
          <table:table-cell office:value-type="float" office:value="7.574609" calcext:value-type="float">
            <text:p>7.574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2913" calcext:value-type="float">
            <text:p>312913</text:p>
          </table:table-cell>
          <table:table-cell office:value-type="float" office:value="283388" calcext:value-type="float">
            <text:p>283388</text:p>
          </table:table-cell>
          <table:table-cell office:value-type="float" office:value="20.874722" calcext:value-type="float">
            <text:p>20.874722</text:p>
          </table:table-cell>
          <table:table-cell office:value-type="float" office:value="15.038426" calcext:value-type="float">
            <text:p>15.038426</text:p>
          </table:table-cell>
          <table:table-cell office:value-type="float" office:value="5.836149" calcext:value-type="float">
            <text:p>5.8361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2796" calcext:value-type="float">
            <text:p>312796</text:p>
          </table:table-cell>
          <table:table-cell office:value-type="float" office:value="278649" calcext:value-type="float">
            <text:p>278649</text:p>
          </table:table-cell>
          <table:table-cell office:value-type="float" office:value="24.913945" calcext:value-type="float">
            <text:p>24.913945</text:p>
          </table:table-cell>
          <table:table-cell office:value-type="float" office:value="17.260531" calcext:value-type="float">
            <text:p>17.260531</text:p>
          </table:table-cell>
          <table:table-cell office:value-type="float" office:value="7.65327" calcext:value-type="float">
            <text:p>7.653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3898" calcext:value-type="float">
            <text:p>313898</text:p>
          </table:table-cell>
          <table:table-cell office:value-type="float" office:value="278707" calcext:value-type="float">
            <text:p>278707</text:p>
          </table:table-cell>
          <table:table-cell office:value-type="float" office:value="27.698438" calcext:value-type="float">
            <text:p>27.698438</text:p>
          </table:table-cell>
          <table:table-cell office:value-type="float" office:value="19.95687" calcext:value-type="float">
            <text:p>19.95687</text:p>
          </table:table-cell>
          <table:table-cell office:value-type="float" office:value="7.741438" calcext:value-type="float">
            <text:p>7.7414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0403" calcext:value-type="float">
            <text:p>310403</text:p>
          </table:table-cell>
          <table:table-cell office:value-type="float" office:value="282845" calcext:value-type="float">
            <text:p>282845</text:p>
          </table:table-cell>
          <table:table-cell office:value-type="float" office:value="30.604209" calcext:value-type="float">
            <text:p>30.604209</text:p>
          </table:table-cell>
          <table:table-cell office:value-type="float" office:value="24.321602" calcext:value-type="float">
            <text:p>24.321602</text:p>
          </table:table-cell>
          <table:table-cell office:value-type="float" office:value="6.282476" calcext:value-type="float">
            <text:p>6.2824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6154" calcext:value-type="float">
            <text:p>306154</text:p>
          </table:table-cell>
          <table:table-cell office:value-type="float" office:value="276621" calcext:value-type="float">
            <text:p>276621</text:p>
          </table:table-cell>
          <table:table-cell office:value-type="float" office:value="29.947492" calcext:value-type="float">
            <text:p>29.947492</text:p>
          </table:table-cell>
          <table:table-cell office:value-type="float" office:value="23.075287" calcext:value-type="float">
            <text:p>23.075287</text:p>
          </table:table-cell>
          <table:table-cell office:value-type="float" office:value="6.872053" calcext:value-type="float">
            <text:p>6.8720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4420" calcext:value-type="float">
            <text:p>314420</text:p>
          </table:table-cell>
          <table:table-cell office:value-type="float" office:value="280334" calcext:value-type="float">
            <text:p>280334</text:p>
          </table:table-cell>
          <table:table-cell office:value-type="float" office:value="36.362317" calcext:value-type="float">
            <text:p>36.362317</text:p>
          </table:table-cell>
          <table:table-cell office:value-type="float" office:value="29.316111" calcext:value-type="float">
            <text:p>29.316111</text:p>
          </table:table-cell>
          <table:table-cell office:value-type="float" office:value="7.046062" calcext:value-type="float">
            <text:p>7.0460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1991" calcext:value-type="float">
            <text:p>311991</text:p>
          </table:table-cell>
          <table:table-cell office:value-type="float" office:value="274871" calcext:value-type="float">
            <text:p>274871</text:p>
          </table:table-cell>
          <table:table-cell office:value-type="float" office:value="37.998298" calcext:value-type="float">
            <text:p>37.998298</text:p>
          </table:table-cell>
          <table:table-cell office:value-type="float" office:value="31.006558" calcext:value-type="float">
            <text:p>31.006558</text:p>
          </table:table-cell>
          <table:table-cell office:value-type="float" office:value="6.991595" calcext:value-type="float">
            <text:p>6.99159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2307" calcext:value-type="float">
            <text:p>312307</text:p>
          </table:table-cell>
          <table:table-cell office:value-type="float" office:value="280035" calcext:value-type="float">
            <text:p>280035</text:p>
          </table:table-cell>
          <table:table-cell office:value-type="float" office:value="43.450103" calcext:value-type="float">
            <text:p>43.450103</text:p>
          </table:table-cell>
          <table:table-cell office:value-type="float" office:value="37.005131" calcext:value-type="float">
            <text:p>37.005131</text:p>
          </table:table-cell>
          <table:table-cell office:value-type="float" office:value="6.44484" calcext:value-type="float">
            <text:p>6.4448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8493" calcext:value-type="float">
            <text:p>308493</text:p>
          </table:table-cell>
          <table:table-cell office:value-type="float" office:value="279653" calcext:value-type="float">
            <text:p>279653</text:p>
          </table:table-cell>
          <table:table-cell office:value-type="float" office:value="45.865786" calcext:value-type="float">
            <text:p>45.865786</text:p>
          </table:table-cell>
          <table:table-cell office:value-type="float" office:value="38.606351" calcext:value-type="float">
            <text:p>38.606351</text:p>
          </table:table-cell>
          <table:table-cell office:value-type="float" office:value="7.259291" calcext:value-type="float">
            <text:p>7.2592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9675" calcext:value-type="float">
            <text:p>309675</text:p>
          </table:table-cell>
          <table:table-cell office:value-type="float" office:value="279228" calcext:value-type="float">
            <text:p>279228</text:p>
          </table:table-cell>
          <table:table-cell office:value-type="float" office:value="50.243445" calcext:value-type="float">
            <text:p>50.243445</text:p>
          </table:table-cell>
          <table:table-cell office:value-type="float" office:value="43.232534" calcext:value-type="float">
            <text:p>43.232534</text:p>
          </table:table-cell>
          <table:table-cell office:value-type="float" office:value="7.010801" calcext:value-type="float">
            <text:p>7.01080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10190" calcext:value-type="float">
            <text:p>310190</text:p>
          </table:table-cell>
          <table:table-cell office:value-type="float" office:value="280928" calcext:value-type="float">
            <text:p>280928</text:p>
          </table:table-cell>
          <table:table-cell office:value-type="float" office:value="54.690433" calcext:value-type="float">
            <text:p>54.690433</text:p>
          </table:table-cell>
          <table:table-cell office:value-type="float" office:value="48.144024" calcext:value-type="float">
            <text:p>48.144024</text:p>
          </table:table-cell>
          <table:table-cell office:value-type="float" office:value="6.546265" calcext:value-type="float">
            <text:p>6.54626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9061" calcext:value-type="float">
            <text:p>309061</text:p>
          </table:table-cell>
          <table:table-cell office:value-type="float" office:value="275571" calcext:value-type="float">
            <text:p>275571</text:p>
          </table:table-cell>
          <table:table-cell office:value-type="float" office:value="57.789569" calcext:value-type="float">
            <text:p>57.789569</text:p>
          </table:table-cell>
          <table:table-cell office:value-type="float" office:value="50.788687" calcext:value-type="float">
            <text:p>50.788687</text:p>
          </table:table-cell>
          <table:table-cell office:value-type="float" office:value="7.000736" calcext:value-type="float">
            <text:p>7.00073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3274" calcext:value-type="float">
            <text:p>313274</text:p>
          </table:table-cell>
          <table:table-cell office:value-type="float" office:value="278019" calcext:value-type="float">
            <text:p>278019</text:p>
          </table:table-cell>
          <table:table-cell office:value-type="float" office:value="66.550785" calcext:value-type="float">
            <text:p>66.550785</text:p>
          </table:table-cell>
          <table:table-cell office:value-type="float" office:value="59.073909" calcext:value-type="float">
            <text:p>59.073909</text:p>
          </table:table-cell>
          <table:table-cell office:value-type="float" office:value="7.476765" calcext:value-type="float">
            <text:p>7.4767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9784" calcext:value-type="float">
            <text:p>319784</text:p>
          </table:table-cell>
          <table:table-cell office:value-type="float" office:value="282630" calcext:value-type="float">
            <text:p>282630</text:p>
          </table:table-cell>
          <table:table-cell office:value-type="float" office:value="69.605049" calcext:value-type="float">
            <text:p>69.605049</text:p>
          </table:table-cell>
          <table:table-cell office:value-type="float" office:value="61.756859" calcext:value-type="float">
            <text:p>61.756859</text:p>
          </table:table-cell>
          <table:table-cell office:value-type="float" office:value="7.848035" calcext:value-type="float">
            <text:p>7.8480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1577" calcext:value-type="float">
            <text:p>321577</text:p>
          </table:table-cell>
          <table:table-cell office:value-type="float" office:value="279604" calcext:value-type="float">
            <text:p>279604</text:p>
          </table:table-cell>
          <table:table-cell office:value-type="float" office:value="77.098243" calcext:value-type="float">
            <text:p>77.098243</text:p>
          </table:table-cell>
          <table:table-cell office:value-type="float" office:value="67.328182" calcext:value-type="float">
            <text:p>67.328182</text:p>
          </table:table-cell>
          <table:table-cell office:value-type="float" office:value="9.76993" calcext:value-type="float">
            <text:p>9.7699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2801" calcext:value-type="float">
            <text:p>312801</text:p>
          </table:table-cell>
          <table:table-cell office:value-type="float" office:value="273743" calcext:value-type="float">
            <text:p>273743</text:p>
          </table:table-cell>
          <table:table-cell office:value-type="float" office:value="76.696834" calcext:value-type="float">
            <text:p>76.696834</text:p>
          </table:table-cell>
          <table:table-cell office:value-type="float" office:value="68.139948" calcext:value-type="float">
            <text:p>68.139948</text:p>
          </table:table-cell>
          <table:table-cell office:value-type="float" office:value="8.556755" calcext:value-type="float">
            <text:p>8.55675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12825" calcext:value-type="float">
            <text:p>312825</text:p>
          </table:table-cell>
          <table:table-cell office:value-type="float" office:value="273659" calcext:value-type="float">
            <text:p>273659</text:p>
          </table:table-cell>
          <table:table-cell office:value-type="float" office:value="83.961315" calcext:value-type="float">
            <text:p>83.961315</text:p>
          </table:table-cell>
          <table:table-cell office:value-type="float" office:value="74.795055" calcext:value-type="float">
            <text:p>74.795055</text:p>
          </table:table-cell>
          <table:table-cell office:value-type="float" office:value="9.16613" calcext:value-type="float">
            <text:p>9.166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13563" calcext:value-type="float">
            <text:p>313563</text:p>
          </table:table-cell>
          <table:table-cell office:value-type="float" office:value="278670" calcext:value-type="float">
            <text:p>278670</text:p>
          </table:table-cell>
          <table:table-cell office:value-type="float" office:value="92.920363" calcext:value-type="float">
            <text:p>92.920363</text:p>
          </table:table-cell>
          <table:table-cell office:value-type="float" office:value="84.218282" calcext:value-type="float">
            <text:p>84.218282</text:p>
          </table:table-cell>
          <table:table-cell office:value-type="float" office:value="8.701938" calcext:value-type="float">
            <text:p>8.70193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8932" calcext:value-type="float">
            <text:p>318932</text:p>
          </table:table-cell>
          <table:table-cell office:value-type="float" office:value="281076" calcext:value-type="float">
            <text:p>281076</text:p>
          </table:table-cell>
          <table:table-cell office:value-type="float" office:value="94.171734" calcext:value-type="float">
            <text:p>94.171734</text:p>
          </table:table-cell>
          <table:table-cell office:value-type="float" office:value="85.985242" calcext:value-type="float">
            <text:p>85.985242</text:p>
          </table:table-cell>
          <table:table-cell office:value-type="float" office:value="8.186381" calcext:value-type="float">
            <text:p>8.18638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8792" calcext:value-type="float">
            <text:p>318792</text:p>
          </table:table-cell>
          <table:table-cell office:value-type="float" office:value="281111" calcext:value-type="float">
            <text:p>281111</text:p>
          </table:table-cell>
          <table:table-cell office:value-type="float" office:value="100.230208" calcext:value-type="float">
            <text:p>100.230208</text:p>
          </table:table-cell>
          <table:table-cell office:value-type="float" office:value="91.988207" calcext:value-type="float">
            <text:p>91.988207</text:p>
          </table:table-cell>
          <table:table-cell office:value-type="float" office:value="8.241826" calcext:value-type="float">
            <text:p>8.2418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5969" calcext:value-type="float">
            <text:p>305969</text:p>
          </table:table-cell>
          <table:table-cell office:value-type="float" office:value="276866" calcext:value-type="float">
            <text:p>276866</text:p>
          </table:table-cell>
          <table:table-cell office:value-type="float" office:value="114.380701" calcext:value-type="float">
            <text:p>114.380701</text:p>
          </table:table-cell>
          <table:table-cell office:value-type="float" office:value="106.957214" calcext:value-type="float">
            <text:p>106.957214</text:p>
          </table:table-cell>
          <table:table-cell office:value-type="float" office:value="7.423343" calcext:value-type="float">
            <text:p>7.423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3:50:10.911364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19:19.034207867</meta:creation-date>
    <dc:date>2022-03-23T23:50:22.026068270</dc:date>
    <meta:editing-duration>PT9M32S</meta:editing-duration>
    <meta:editing-cycles>3</meta:editing-cycles>
    <meta:generator>LibreOffice/6.4.7.2$Linux_X86_64 LibreOffice_project/40$Build-2</meta:generator>
    <meta:document-statistic meta:table-count="1" meta:cell-count="157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Branch Depth to Road</text:p>
        </chart:title>
        <chart:legend chart:legend-position="end" svg:x="13.016cm" svg:y="3.952cm" style:legend-expansion="high" chart:style-name="ch3"/>
        <chart:plot-area chart:style-name="ch4" table:cell-range-address="Sheet1.B4:Sheet1.D28 Sheet1.C3:Sheet1.D3" chart:data-source-has-labels="both" svg:x="0.32cm" svg:y="1.275cm" svg:width="12.376cm" svg:height="7.545cm">
          <chartooo:coordinate-region svg:x="1.682cm" svg:y="1.474cm" svg:width="10.827cm" svg:height="6.699cm"/>
          <chart:axis chart:dimension="x" chart:name="primary-x" chart:style-name="ch5" chartooo:axis-type="auto">
            <chartooo:date-scale/>
            <chart:categories table:cell-range-address="Sheet1.B4:Sheet1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8" chart:label-cell-address="Sheet1.C3:Sheet1.C3" chart:class="chart:line">
            <chart:data-point chart:repeated="25"/>
          </chart:series>
          <chart:series chart:style-name="ch8" chart:values-cell-range-address="Sheet1.D4:Sheet1.D28" chart:label-cell-address="Sheet1.D3:Sheet1.D3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Road</text:p>
                <draw:g>
                  <svg:desc>Sheet1.C3:Sheet1.C3</svg:desc>
                </draw:g>
              </table:table-cell>
              <table:table-cell office:value-type="string">
                <text:p>Final Road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4:Sheet1.B28</svg:desc>
                </draw:g>
              </table:table-cell>
              <table:table-cell office:value-type="float" office:value="313745">
                <text:p>313745</text:p>
                <draw:g>
                  <svg:desc>Sheet1.C4:Sheet1.C28</svg:desc>
                </draw:g>
              </table:table-cell>
              <table:table-cell office:value-type="float" office:value="277766">
                <text:p>277766</text:p>
                <draw:g>
                  <svg:desc>Sheet1.D4:Sheet1.D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5794">
                <text:p>315794</text:p>
              </table:table-cell>
              <table:table-cell office:value-type="float" office:value="279707">
                <text:p>2797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0967">
                <text:p>310967</text:p>
              </table:table-cell>
              <table:table-cell office:value-type="float" office:value="280501">
                <text:p>2805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2701">
                <text:p>312701</text:p>
              </table:table-cell>
              <table:table-cell office:value-type="float" office:value="278788">
                <text:p>2787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2913">
                <text:p>312913</text:p>
              </table:table-cell>
              <table:table-cell office:value-type="float" office:value="283388">
                <text:p>2833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2796">
                <text:p>312796</text:p>
              </table:table-cell>
              <table:table-cell office:value-type="float" office:value="278649">
                <text:p>2786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3898">
                <text:p>313898</text:p>
              </table:table-cell>
              <table:table-cell office:value-type="float" office:value="278707">
                <text:p>2787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0403">
                <text:p>310403</text:p>
              </table:table-cell>
              <table:table-cell office:value-type="float" office:value="282845">
                <text:p>2828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6154">
                <text:p>306154</text:p>
              </table:table-cell>
              <table:table-cell office:value-type="float" office:value="276621">
                <text:p>2766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4420">
                <text:p>314420</text:p>
              </table:table-cell>
              <table:table-cell office:value-type="float" office:value="280334">
                <text:p>2803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1991">
                <text:p>311991</text:p>
              </table:table-cell>
              <table:table-cell office:value-type="float" office:value="274871">
                <text:p>2748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2307">
                <text:p>312307</text:p>
              </table:table-cell>
              <table:table-cell office:value-type="float" office:value="280035">
                <text:p>2800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8493">
                <text:p>308493</text:p>
              </table:table-cell>
              <table:table-cell office:value-type="float" office:value="279653">
                <text:p>2796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9675">
                <text:p>309675</text:p>
              </table:table-cell>
              <table:table-cell office:value-type="float" office:value="279228">
                <text:p>2792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0190">
                <text:p>310190</text:p>
              </table:table-cell>
              <table:table-cell office:value-type="float" office:value="280928">
                <text:p>2809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9061">
                <text:p>309061</text:p>
              </table:table-cell>
              <table:table-cell office:value-type="float" office:value="275571">
                <text:p>2755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3274">
                <text:p>313274</text:p>
              </table:table-cell>
              <table:table-cell office:value-type="float" office:value="278019">
                <text:p>2780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9784">
                <text:p>319784</text:p>
              </table:table-cell>
              <table:table-cell office:value-type="float" office:value="282630">
                <text:p>2826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577">
                <text:p>321577</text:p>
              </table:table-cell>
              <table:table-cell office:value-type="float" office:value="279604">
                <text:p>2796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2801">
                <text:p>312801</text:p>
              </table:table-cell>
              <table:table-cell office:value-type="float" office:value="273743">
                <text:p>2737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2825">
                <text:p>312825</text:p>
              </table:table-cell>
              <table:table-cell office:value-type="float" office:value="273659">
                <text:p>2736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13563">
                <text:p>313563</text:p>
              </table:table-cell>
              <table:table-cell office:value-type="float" office:value="278670">
                <text:p>2786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8932">
                <text:p>318932</text:p>
              </table:table-cell>
              <table:table-cell office:value-type="float" office:value="281076">
                <text:p>2810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8792">
                <text:p>318792</text:p>
              </table:table-cell>
              <table:table-cell office:value-type="float" office:value="281111">
                <text:p>2811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5969">
                <text:p>305969</text:p>
              </table:table-cell>
              <table:table-cell office:value-type="float" office:value="276866">
                <text:p>276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